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fo:text-transform="uppercase" style:font-name="Caladea" fo:font-size="28pt" fo:font-weight="bold" officeooo:rsid="001198a1" officeooo:paragraph-rsid="001198a1" style:font-name-asian="Source Han Sans CN Regular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fo:text-transform="uppercase" style:font-name="Caladea" fo:font-size="18.2000007629395pt" fo:font-weight="normal" officeooo:rsid="001198a1" officeooo:paragraph-rsid="001198a1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5" style:family="paragraph" style:parent-style-name="Heading_20_2">
      <style:text-properties officeooo:rsid="001198a1" officeooo:paragraph-rsid="001198a1"/>
    </style:style>
    <style:style style:name="P6" style:family="paragraph" style:parent-style-name="Text_20_body">
      <style:text-properties officeooo:rsid="001198a1" officeooo:paragraph-rsid="001198a1"/>
    </style:style>
    <style:style style:name="P7" style:family="paragraph" style:parent-style-name="Text_20_body" style:list-style-name="L2">
      <style:text-properties officeooo:rsid="001198a1" officeooo:paragraph-rsid="001198a1"/>
    </style:style>
    <style:style style:name="P8" style:family="paragraph" style:parent-style-name="Text_20_body" style:list-style-name="L3">
      <style:text-properties officeooo:rsid="001198a1" officeooo:paragraph-rsid="001198a1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1198a1" style:font-size-asian="10.5pt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ineering &amp; lifecycles</text:p>
      <text:h text:style-name="P4" text:outline-level="1">Software engineering</text:h>
      <text:list xml:id="list3685979474" text:style-name="L2">
        <text:list-item>
          <text:p text:style-name="P7">1958 – John Turkey first uses the term “software” in the sense used today.</text:p>
        </text:list-item>
        <text:list-item>
          <text:p text:style-name="P7">1968 – NATO Conference on Software Engineering and the “Software Crisis”</text:p>
        </text:list-item>
        <text:list-item>
          <text:p text:style-name="P7"><text:span text:style-name="T3">1970 – Winston Royce publishes the (in)famous “waterfall” process paper – the foundations for years of rigid, slow-moving software development processes</text:span></text:p>
        </text:list-item>
        <text:list-item>
          <text:p text:style-name="P7"><text:span text:style-name="T3">1972 – IEEE Publishes first Transactions on Software Engineering</text:span></text:p>
        </text:list-item>
        <text:list-item>
          <text:p text:style-name="P7"><text:span text:style-name="T3">1976 – IEEE Computer Society established first committee for standards in software engineering</text:span></text:p>
        </text:list-item>
        <text:list-item>
          <text:p text:style-name="P7"><text:span text:style-name="T3">2001 – Agile Manifesto – The pendulum has swung all the way.</text:span></text:p>
        </text:list-item>
        <text:list-item>
          <text:p text:style-name="P7"><text:span text:style-name="T3">Now – We are beginning to see a return to engineering principles and more process...</text:span></text:p>
        </text:list-item>
      </text:list>
      <text:h text:style-name="P5" text:outline-level="2">Ariane 5</text:h>
      <text:p text:style-name="P6">What happened?</text:p>
      <text:list xml:id="list3278275244" text:style-name="L3">
        <text:list-item>
          <text:p text:style-name="P8">Code reusing from Ariane 4</text:p>
        </text:list-item>
        <text:list-item>
          <text:p text:style-name="P8">Some of that code did not have a function in Ariane 5, but was kept nonetheless</text:p>
        </text:list-item>
        <text:list-item>
          <text:p text:style-name="P8">That code translated a 64bit value into a signed 16bit integer in an unsafe way</text:p>
          <text:list>
            <text:list-item>
              <text:p text:style-name="P8">Never a problem for Ariane 4 – values physically limited to much lower values</text:p>
            </text:list-item>
            <text:list-item>
              <text:p text:style-name="P8">But for Ariane 5 an overflow occurred and caused an exception</text:p>
            </text:list-item>
            <text:list-item>
              <text:p text:style-name="P8">...which was not caught and brought the primary system down.</text:p>
            </text:list-item>
            <text:list-item>
              <text:p text:style-name="P8">...the secondary backup system had the same software faults.</text:p>
            </text:list-item>
          </text:list>
        </text:list-item>
      </text:list>
      <text:p text:style-name="P6">39 seconds into the flight, Ariane 5 self-destructed. It costed ~$370 mill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198a1" style:font-size-asian="10.5pt"/>
    </style:style>
    <style:style style:name="MT2" style:family="text">
      <style:text-properties officeooo:rsid="000fa13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ISE</text:span><text:span text:style-name="MT2"><text:tab/></text:span><text:span text:style-name="MT1">Introduction to Software Engineering</text:span><text:span text:style-name="MT2"><text:tab/></text:span><text:span text:style-name="MT1">22/01/21</text:span></text:p>
      </style:header>
      <style:footer>
        <text:p text:style-name="MP2"><text:span text:style-name="MT2">Aaron Patrick Monte<text:tab/></text:span><text:span text:style-name="MT1">Software Engineering &amp; Lifecycles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2T15:29:18.996288162</meta:creation-date>
    <dc:title>Notetaking</dc:title>
    <meta:generator>LibreOffice/7.0.3.1$Linux_X86_64 LibreOffice_project/00$Build-1</meta:generator>
    <meta:editing-duration>PT20M55S</meta:editing-duration>
    <meta:editing-cycles>2</meta:editing-cycles>
    <dc:date>2021-01-22T15:50:13.311151313</dc:date>
    <meta:document-statistic meta:table-count="0" meta:image-count="0" meta:object-count="0" meta:page-count="1" meta:paragraph-count="21" meta:word-count="214" meta:character-count="1317" meta:non-whitespace-character-count="1128"/>
    <meta:template xlink:type="simple" xlink:actuate="onRequest" xlink:title="Notetaking" xlink:href="../../../../../.config/libreoffice/4/user/template/Notetaking.ott" meta:date="2021-01-22T15:29:18.400697315"/>
  </office:meta>
</office:document-meta>
</file>